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h text:style-name="Heading_20_2" text:outline-level="2">Control d'Aspecte</text:h>
      <text:h text:style-name="Heading_20_3" text:outline-level="3">Color</text:h>
      <text:h text:style-name="Heading_20_3" text:outline-level="3">Contrast</text:h>
      <text:h text:style-name="Heading_20_3" text:outline-level="3">Espaïat</text:h>
      <text:h text:style-name="Heading_20_3" text:outline-level="3">Tipografia</text:h>
      <text:h text:style-name="Heading_20_3" text:outline-level="3">Fons (Backgrounds)</text:h>
      <text:h text:style-name="Heading_20_3" text:outline-level="3">Ombres (Shadows)</text:h>
      <text:h text:style-name="Heading_20_3" text:outline-level="3">Combinació de color (Blending Modes)</text:h>
      <text:h text:style-name="Heading_20_3" text:outline-level="3">Transicions</text:h>
      <text:h text:style-name="Heading_20_3" text:outline-level="3">Transformacions</text:h>
      <text:h text:style-name="Heading_20_3" text:outline-level="3">Animac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